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800000253C7F7B1F0BB3709DE.png" manifest:media-type="image/png"/>
  <manifest:file-entry manifest:full-path="Pictures/1006860900007C20000057F4C968D1A306FD862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4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.60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41cm" svg:height="0.958cm" svg:x="-0.1cm" svg:y="0.1cm">
          <draw:text-box>
            <text:p><text:span text:style-name="T1">A.</text:span></text:p>
          </draw:text-box>
        </draw:frame>
        <draw:frame draw:style-name="gr2" draw:text-style-name="P1" draw:layer="layout" svg:width="1.107cm" svg:height="0.958cm" svg:x="9.201cm" svg:y="0.1cm">
          <draw:text-box>
            <text:p><text:span text:style-name="T1">B</text:span><text:span text:style-name="T1">.</text:span></text:p>
          </draw:text-box>
        </draw:frame>
        <draw:frame draw:style-name="gr2" draw:text-style-name="P1" draw:layer="layout" svg:width="1.107cm" svg:height="0.958cm" svg:x="-0.098cm" svg:y="6.1cm">
          <draw:text-box>
            <text:p><text:span text:style-name="T1">C</text:span><text:span text:style-name="T1">.</text:span></text:p>
          </draw:text-box>
        </draw:frame>
        <draw:frame draw:style-name="gr1" draw:text-style-name="P1" draw:layer="layout" svg:width="1.141cm" svg:height="0.958cm" svg:x="9.203cm" svg:y="6.1cm">
          <draw:text-box>
            <text:p><text:span text:style-name="T1">D</text:span><text:span text:style-name="T1">.</text:span></text:p>
          </draw:text-box>
        </draw:frame>
        <draw:frame draw:style-name="gr3" draw:text-style-name="P2" draw:layer="layout" svg:width="18.717cm" svg:height="13.263cm" svg:x="-0.117cm" svg:y="-0.599cm">
          <draw:image xlink:href="Pictures/1006860900007C20000057F4C968D1A306FD8622.svg" xlink:type="simple" xlink:show="embed" xlink:actuate="onLoad" loext:mime-type="image/svg+xml">
            <text:p/>
          </draw:image>
          <draw:image xlink:href="Pictures/100002010000034800000253C7F7B1F0BB3709D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2T16:52:41.634435283</meta:creation-date>
    <dc:date>2024-12-19T15:26:11.636801370</dc:date>
    <meta:editing-duration>PT1H18M4S</meta:editing-duration>
    <meta:editing-cycles>6</meta:editing-cycles>
    <meta:generator>LibreOffice/6.4.7.2$Linux_X86_64 LibreOffice_project/40$Build-2</meta:generator>
    <meta:document-statistic meta:object-count="5"/>
  </office:meta>
</office:document-meta>
</file>